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SS_20_Feed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4919.5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S Feed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280.6pt" svg:height="2840.31pt" svg:x="81.38pt" svg:y="1065.71pt" draw:caption-point-x="-11.54pt" draw:caption-point-y="-1065.43pt">
              <dc:date>2024-07-11T00:00:00</dc:date>
              <text:p text:style-name="P1">link https://sites.google.com/view/culvercityphotoboothservices/home</text:p>
              <text:p text:style-name="P1"><text:tab/>-Erin Edwards</text:p>
              <text:p text:style-name="P1">----</text:p>
              <text:p text:style-name="P1">document view https://docs.google.com/document/d/1_WqRHk3wi9XjOIbKD6_KnP473m8PYfyjoypGqM5JXD4/view</text:p>
              <text:p text:style-name="P1"/>
              <text:p text:style-name="P1"><text:s/>document https://docs.google.com/document/d/19QHEtc6x7D6FBlkXijlGGZzQBx4fHCcnavwYhJjmyU0/edit?usp=sharing</text:p>
              <text:p text:style-name="P1"/>
              <text:p text:style-name="P1"><text:s/>document pub https://docs.google.com/document/d/19QHEtc6x7D6FBlkXijlGGZzQBx4fHCcnavwYhJjmyU0/pub</text:p>
              <text:p text:style-name="P1"/>
              <text:p text:style-name="P1"><text:s/>document view https://docs.google.com/document/d/19QHEtc6x7D6FBlkXijlGGZzQBx4fHCcnavwYhJjmyU0/view</text:p>
              <text:p text:style-name="P1"/>
              <text:p text:style-name="P1"><text:s/>document https://docs.google.com/document/d/1q3VY8YnQYSWtdpDj3P_jQMEoqriSYgHhtr5t-aBom0Q/edit?usp=sharing</text:p>
              <text:p text:style-name="P1"/>
              <text:p text:style-name="P1"><text:s/>document pub https://docs.google.com/document/d/1q3VY8YnQYSWtdpDj3P_jQMEoqriSYgHhtr5t-aBom0Q/pub</text:p>
              <text:p text:style-name="P1"/>
              <text:p text:style-name="P1"><text:s/>document view https://docs.google.com/document/d/1q3VY8YnQYSWtdpDj3P_jQMEoqriSYgHhtr5t-aBom0Q/view</text:p>
              <text:p text:style-name="P1"/>
              <text:p text:style-name="P1"><text:s/>link https://sites.google.com/view/pasadenaselfiestationboothrent/home</text:p>
              <text:p text:style-name="P1"/>
              <text:p text:style-name="P1"><text:s/>link https://sites.google.com/view/fountain-valley-gifphoto-booth/home</text:p>
              <text:p text:style-name="P1"/>
              <text:p text:style-name="P1"><text:s/>link https://sites.google.com/view/santaana-gifphotobooth-rental/home</text:p>
              <text:p text:style-name="P1"/>
              <text:p text:style-name="P1"><text:s/>link https://sites.google.com/view/newportbeachroamingphotobooth/home</text:p>
              <text:p text:style-name="P1"/>
              <text:p text:style-name="P1"><text:s/>link https://sites.google.com/view/culvercityphotoboothservices/home</text:p>
              <text:p text:style-name="P1"/>
              <text:p text:style-name="P1"><text:s/>document https://docs.google.com/document/d/1kOvIUHaJA7I2FgNwMrYg4J2zBdGxx3WPnkfV8FR1BR8/edit?usp=sharing</text:p>
              <text:p text:style-name="P1"/>
              <text:p text:style-name="P1"><text:s/>document pub https://docs.google.com/document/d/1kOvIUHaJA7I2FgNwMrYg4J2zBdGxx3WPnkfV8FR1BR8/pub</text:p>
              <text:p text:style-name="P1"/>
              <text:p text:style-name="P1"><text:s/>document view https://docs.google.com/document/d/1kOvIUHaJA7I2FgNwMrYg4J2zBdGxx3WPnkfV8FR1BR8/view</text:p>
              <text:p text:style-name="P1"/>
              <text:p text:style-name="P1"><text:s/>document https://docs.google.com/document/d/1gxerKq-6QIa7tbqemUdXb4KX5VNyqLri0_Df-pbM6E0/edit?usp=sharing</text:p>
              <text:p text:style-name="P1"/>
              <text:p text:style-name="P1"><text:s/>document pub https://docs.google.com/document/d/1gxerKq-6QIa7tbqemUdXb4KX5VNyqLri0_Df-pbM6E0/pub</text:p>
              <text:p text:style-name="P1"/>
              <text:p text:style-name="P1"><text:s/>document view https://docs.google.com/document/d/1gxerKq-6QIa7tbqemUdXb4KX5VNyqLri0_Df-pbM6E0/view</text:p>
              <text:p text:style-name="P1"/>
              <text:p text:style-name="P1"><text:s/>link https://sites.google.com/view/pasadenaselfiestationboothrent/home</text:p>
              <text:p text:style-name="P1"/>
              <text:p text:style-name="P1"><text:s/>link https://sites.google.com/view/fountain-valley-gifphoto-booth/home</text:p>
              <text:p text:style-name="P1"/>
              <text:p text:style-name="P1"><text:s/>link https://sites.google.com/view/santaana-gifphotobooth-rental/home</text:p>
              <text:p text:style-name="P1"/>
              <text:p text:style-name="P1"><text:s/>link https://sites.google.com/view/newportbeachroamingphotobooth/home</text:p>
              <text:p text:style-name="P1"><text:tab/>-Erin Edwards</text:p>
              <text:p text:style-name="P1">----</text:p>
              <text:p text:style-name="P1">document view https://docs.google.com/document/d/1Srl7_ZxDEX8WlO1u5xG77J4Pm69VGsYyP3lrUM-NmJo/view</text:p>
              <text:p text:style-name="P1"/>
              <text:p text:style-name="P1"><text:s/>link https://sites.google.com/view/pasadenaselfiestationboothrent/home</text:p>
              <text:p text:style-name="P1"/>
              <text:p text:style-name="P1"><text:s/>link https://sites.google.com/view/fountain-valley-gifphoto-booth/home</text:p>
              <text:p text:style-name="P1"/>
              <text:p text:style-name="P1"><text:s/>link https://sites.google.com/view/santaana-gifphotobooth-rental/home</text:p>
              <text:p text:style-name="P1"/>
              <text:p text:style-name="P1"><text:s/>link https://sites.google.com/view/newportbeachroamingphotobooth/home</text:p>
              <text:p text:style-name="P1"/>
              <text:p text:style-name="P1"><text:s/>link https://sites.google.com/view/culvercityphotoboothservices/home</text:p>
              <text:p text:style-name="P1"/>
              <text:p text:style-name="P1"><text:s/>document https://docs.google.com/document/d/1MW1dBy6zkur62MWOvXtm5RdWki6nDCDJ7GXcRHqQkwY/edit?usp=sharing</text:p>
              <text:p text:style-name="P1"/>
              <text:p text:style-name="P1"><text:s/>document pub https://docs.google.com/document/d/1MW1dBy6zkur62MWOvXtm5RdWki6nDCDJ7GXcRHqQkwY/pub</text:p>
              <text:p text:style-name="P1"/>
              <text:p text:style-name="P1"><text:s/>document view https://docs.google.com/document/d/1MW1dBy6zkur62MWOvXtm5RdWki6nDCDJ7GXcRHqQkwY/view</text:p>
              <text:p text:style-name="P1"/>
              <text:p text:style-name="P1"><text:s/>document https://docs.google.com/document/d/1v6OCOyGZWpFe51gS6bxQKd7nsMSBOdg9r1OQzEaBGlA/edit?usp=sharing</text:p>
              <text:p text:style-name="P1"/>
              <text:p text:style-name="P1"><text:s/>document pub https://docs.google.com/document/d/1v6OCOyGZWpFe51gS6bxQKd7nsMSBOdg9r1OQzEaBGlA/pub</text:p>
              <text:p text:style-name="P1"/>
              <text:p text:style-name="P1"><text:s/>document view https://docs.google.com/document/d/1v6OCOyGZWpFe51gS6bxQKd7nsMSBOdg9r1OQzEaBGlA/view</text:p>
              <text:p text:style-name="P1"/>
              <text:p text:style-name="P1"><text:s/>document https://docs.google.com/document/d/1tjxy_r1WvPza-0shoxeBUCNAzx5RVnm41FZeSQYLLrk/edit?usp=sharing</text:p>
              <text:p text:style-name="P1"/>
              <text:p text:style-name="P1"><text:s/>document pub https://docs.google.com/document/d/1tjxy_r1WvPza-0shoxeBUCNAzx5RVnm41FZeSQYLLrk/pub</text:p>
              <text:p text:style-name="P1"/>
              <text:p text:style-name="P1"><text:s/>document view https://docs.google.com/document/d/1tjxy_r1WvPza-0shoxeBUCNAzx5RVnm41FZeSQYLLrk/view</text:p>
              <text:p text:style-name="P1"/>
              <text:p text:style-name="P1"><text:s/>link https://sites.google.com/view/pasadenaselfiestationboothrent/home</text:p>
              <text:p text:style-name="P1"/>
              <text:p text:style-name="P1"><text:s/>link https://sites.google.com/view/fountain-valley-gifphoto-booth/home</text:p>
              <text:p text:style-name="P1"/>
              <text:p text:style-name="P1"><text:s/>link https://sites.google.com/view/santaana-gifphotobooth-rental/home</text:p>
              <text:p text:style-name="P1"/>
              <text:p text:style-name="P1"><text:s/>link https://sites.google.com/view/newportbeachroamingphotobooth/home</text:p>
              <text:p text:style-name="P1"/>
              <text:p text:style-name="P1"><text:s/>link https://sites.google.com/view/culvercityphotoboothservices/home</text:p>
              <text:p text:style-name="P1"/>
              <text:p text:style-name="P1"><text:s/>document https://docs.google.com/document/d/1_WqRHk3wi9XjOIbKD6_KnP473m8PYfyjoypGqM5JXD4/edit?usp=sharing</text:p>
              <text:p text:style-name="P1"/>
              <text:p text:style-name="P1"><text:s/>document pub https://docs.google.com/document/d/1_WqRHk3wi9XjOIbKD6_KnP473m8PYfyjoypGqM5JXD4/pub</text:p>
              <text:p text:style-name="P1"><text:tab/>-Erin Edwards</text:p>
              <text:p text:style-name="P1">----</text:p>
              <text:p text:style-name="P1">document pub https://docs.google.com/document/d/1_TAcdeuVt9vJyBtNqqSkOezoCX63Ubsd6Qg48Gb7xDs/pub</text:p>
              <text:p text:style-name="P1"/>
              <text:p text:style-name="P1"><text:s/>document view https://docs.google.com/document/d/1_TAcdeuVt9vJyBtNqqSkOezoCX63Ubsd6Qg48Gb7xDs/view</text:p>
              <text:p text:style-name="P1"/>
              <text:p text:style-name="P1"><text:s/>document https://docs.google.com/document/d/1IKXhAE0Jd9Am_GxdPN27g4AU7eUGNZAEnOWPR7xIRq4/edit?usp=sharing</text:p>
              <text:p text:style-name="P1"/>
              <text:p text:style-name="P1"><text:s/>document pub https://docs.google.com/document/d/1IKXhAE0Jd9Am_GxdPN27g4AU7eUGNZAEnOWPR7xIRq4/pub</text:p>
              <text:p text:style-name="P1"/>
              <text:p text:style-name="P1"><text:s/>document view https://docs.google.com/document/d/1IKXhAE0Jd9Am_GxdPN27g4AU7eUGNZAEnOWPR7xIRq4/view</text:p>
              <text:p text:style-name="P1"/>
              <text:p text:style-name="P1"><text:s/>document https://docs.google.com/document/d/1Tk2iZKSKd7fVRLYjYXS447e8mgluxlwPpyOqX37iZYQ/edit?usp=sharing</text:p>
              <text:p text:style-name="P1"/>
              <text:p text:style-name="P1"><text:s/>document pub https://docs.google.com/document/d/1Tk2iZKSKd7fVRLYjYXS447e8mgluxlwPpyOqX37iZYQ/pub</text:p>
              <text:p text:style-name="P1"/>
              <text:p text:style-name="P1"><text:s/>document view https://docs.google.com/document/d/1Tk2iZKSKd7fVRLYjYXS447e8mgluxlwPpyOqX37iZYQ/view</text:p>
              <text:p text:style-name="P1"/>
              <text:p text:style-name="P1"><text:s/>link https://sites.google.com/view/pasadenaselfiestationboothrent/home</text:p>
              <text:p text:style-name="P1"/>
              <text:p text:style-name="P1"><text:s/>link https://sites.google.com/view/fountain-valley-gifphoto-booth/home</text:p>
              <text:p text:style-name="P1"/>
              <text:p text:style-name="P1"><text:s/>link https://sites.google.com/view/santaana-gifphotobooth-rental/home</text:p>
              <text:p text:style-name="P1"/>
              <text:p text:style-name="P1"><text:s/>link https://sites.google.com/view/newportbeachroamingphotobooth/home</text:p>
              <text:p text:style-name="P1"/>
              <text:p text:style-name="P1"><text:s/>link https://sites.google.com/view/culvercityphotoboothservices/home</text:p>
              <text:p text:style-name="P1"/>
              <text:p text:style-name="P1"><text:s/>document https://docs.google.com/document/d/1wevDyCi5HHfwTrkSZLGkM9VcMYQio2-U4lTKq5wTVeg/edit?usp=sharing</text:p>
              <text:p text:style-name="P1"/>
              <text:p text:style-name="P1"><text:s/>document pub https://docs.google.com/document/d/1wevDyCi5HHfwTrkSZLGkM9VcMYQio2-U4lTKq5wTVeg/pub</text:p>
              <text:p text:style-name="P1"/>
              <text:p text:style-name="P1"><text:s/>document view https://docs.google.com/document/d/1wevDyCi5HHfwTrkSZLGkM9VcMYQio2-U4lTKq5wTVeg/view</text:p>
              <text:p text:style-name="P1"/>
              <text:p text:style-name="P1"><text:s/>document https://docs.google.com/document/d/1jLT3pAcRC-WgGKO9ZlhLCshgijBj6yuf4gQ2iwl2wrw/edit?usp=sharing</text:p>
              <text:p text:style-name="P1"/>
              <text:p text:style-name="P1"><text:s/>document pub https://docs.google.com/document/d/1jLT3pAcRC-WgGKO9ZlhLCshgijBj6yuf4gQ2iwl2wrw/pub</text:p>
              <text:p text:style-name="P1"/>
              <text:p text:style-name="P1"><text:s/>document view https://docs.google.com/document/d/1jLT3pAcRC-WgGKO9ZlhLCshgijBj6yuf4gQ2iwl2wrw/view</text:p>
              <text:p text:style-name="P1"/>
              <text:p text:style-name="P1"><text:s/>document https://docs.google.com/document/d/1Srl7_ZxDEX8WlO1u5xG77J4Pm69VGsYyP3lrUM-NmJo/edit?usp=sharing</text:p>
              <text:p text:style-name="P1"/>
              <text:p text:style-name="P1"><text:s/>document pub https://docs.google.com/document/d/1Srl7_ZxDEX8WlO1u5xG77J4Pm69VGsYyP3lrUM-NmJo/pub</text:p>
              <text:p text:style-name="P1"><text:tab/>-Erin Edwards</text:p>
              <text:p text:style-name="P1">----</text:p>
              <text:p text:style-name="P1">document pub https://docs.google.com/document/d/1aLoYeqZsDiZD6__es_V_ccIIYIl206P7hhfRZ9suvlM/pub</text:p>
              <text:p text:style-name="P1"/>
              <text:p text:style-name="P1"><text:s/>document view https://docs.google.com/document/d/1aLoYeqZsDiZD6__es_V_ccIIYIl206P7hhfRZ9suvlM/view</text:p>
              <text:p text:style-name="P1"/>
              <text:p text:style-name="P1"><text:s/>link https://sites.google.com/view/pasadenaselfiestationboothrent/home</text:p>
              <text:p text:style-name="P1"/>
              <text:p text:style-name="P1"><text:s/>link https://sites.google.com/view/fountain-valley-gifphoto-booth/home</text:p>
              <text:p text:style-name="P1"/>
              <text:p text:style-name="P1"><text:s/>link https://sites.google.com/view/santaana-gifphotobooth-rental/home</text:p>
              <text:p text:style-name="P1"/>
              <text:p text:style-name="P1"><text:s/>link https://sites.google.com/view/newportbeachroamingphotobooth/home</text:p>
              <text:p text:style-name="P1"/>
              <text:p text:style-name="P1"><text:s/>link https://sites.google.com/view/culvercityphotoboothservices/home</text:p>
              <text:p text:style-name="P1"/>
              <text:p text:style-name="P1"><text:s/>document https://docs.google.com/document/d/1cBcqT8KiKxuGKYg4_n0Zlk09uyqlM1L2GH_0uSIM--s/edit?usp=sharing</text:p>
              <text:p text:style-name="P1"/>
              <text:p text:style-name="P1"><text:s/>document pub https://docs.google.com/document/d/1cBcqT8KiKxuGKYg4_n0Zlk09uyqlM1L2GH_0uSIM--s/pub</text:p>
              <text:p text:style-name="P1"/>
              <text:p text:style-name="P1"><text:s/>document view https://docs.google.com/document/d/1cBcqT8KiKxuGKYg4_n0Zlk09uyqlM1L2GH_0uSIM--s/view</text:p>
              <text:p text:style-name="P1"/>
              <text:p text:style-name="P1"><text:s/>document https://docs.google.com/document/d/1qa3p-HAqnnyoZfmyRgkRr_bAE6cvC2wQvljSkz1mhJs/edit?usp=sharing</text:p>
              <text:p text:style-name="P1"/>
              <text:p text:style-name="P1"><text:s/>document pub https://docs.google.com/document/d/1qa3p-HAqnnyoZfmyRgkRr_bAE6cvC2wQvljSkz1mhJs/pub</text:p>
              <text:p text:style-name="P1"/>
              <text:p text:style-name="P1"><text:s/>document view https://docs.google.com/document/d/1qa3p-HAqnnyoZfmyRgkRr_bAE6cvC2wQvljSkz1mhJs/view</text:p>
              <text:p text:style-name="P1"/>
              <text:p text:style-name="P1"><text:s/>document https://docs.google.com/document/d/1qjWxIzlInCYFwofnpuwPzoVZMJNYzbyPDOGJBdM5qno/edit?usp=sharing</text:p>
              <text:p text:style-name="P1"/>
              <text:p text:style-name="P1"><text:s/>document pub https://docs.google.com/document/d/1qjWxIzlInCYFwofnpuwPzoVZMJNYzbyPDOGJBdM5qno/pub</text:p>
              <text:p text:style-name="P1"/>
              <text:p text:style-name="P1"><text:s/>document view https://docs.google.com/document/d/1qjWxIzlInCYFwofnpuwPzoVZMJNYzbyPDOGJBdM5qno/view</text:p>
              <text:p text:style-name="P1"/>
              <text:p text:style-name="P1"><text:s/>link https://sites.google.com/view/pasadenaselfiestationboothrent/home</text:p>
              <text:p text:style-name="P1"/>
              <text:p text:style-name="P1"><text:s/>link https://sites.google.com/view/fountain-valley-gifphoto-booth/home</text:p>
              <text:p text:style-name="P1"/>
              <text:p text:style-name="P1"><text:s/>link https://sites.google.com/view/santaana-gifphotobooth-rental/home</text:p>
              <text:p text:style-name="P1"/>
              <text:p text:style-name="P1"><text:s/>link https://sites.google.com/view/newportbeachroamingphotobooth/home</text:p>
              <text:p text:style-name="P1"/>
              <text:p text:style-name="P1"><text:s/>link https://sites.google.com/view/culvercityphotoboothservices/home</text:p>
              <text:p text:style-name="P1"/>
              <text:p text:style-name="P1"><text:s/>document https://docs.google.com/document/d/1_TAcdeuVt9vJyBtNqqSkOezoCX63Ubsd6Qg48Gb7xDs/edit?usp=sharing</text:p>
              <text:p text:style-name="P1"><text:tab/>-Erin Edwards</text:p>
              <text:p text:style-name="P1">----</text:p>
              <text:p text:style-name="P1">Calendar - All Day Event https://www.google.com/calendar/event?eid=ZmZkZ3Fta2NwdThja3AzMWhqc3NhaDQ0aTQgNDk0ZTlkODlkNmU4OGQxNjljMjc5OTk0M2UxMjUzYTYxY2FlZGFkZTg1MTE2MzNjNjRjNjAyNDJhOTI5OTgxYUBncm91cC5jYWxlbmRhci5nb29nbGUuY29t</text:p>
              <text:p text:style-name="P1"/>
              <text:p text:style-name="P1"><text:s/>video https://youtu.be/1-dEkZNtZHI</text:p>
              <text:p text:style-name="P1"/>
              <text:p text:style-name="P1"><text:s/>video https://youtu.be/FPsGz17-j10</text:p>
              <text:p text:style-name="P1"/>
              <text:p text:style-name="P1"><text:s/>video https://youtu.be/EmCLBIu0R2I</text:p>
              <text:p text:style-name="P1"/>
              <text:p text:style-name="P1"><text:s/>video https://youtu.be/10hlB0RTfVM</text:p>
              <text:p text:style-name="P1"/>
              <text:p text:style-name="P1"><text:s/>video https://youtube.com/shorts/qQoPCFKxJzE</text:p>
              <text:p text:style-name="P1"/>
              <text:p text:style-name="P1"><text:s/>sheet https://docs.google.com/spreadsheets/d/1JQfJLiGuqlblOISuoSep6SRd-yuffNAHnfd5th2FETg/edit#gid=0</text:p>
              <text:p text:style-name="P1"/>
              <text:p text:style-name="P1"><text:s/>sheet https://docs.google.com/spreadsheets/d/1JQfJLiGuqlblOISuoSep6SRd-yuffNAHnfd5th2FETg/edit#gid=1997408340</text:p>
              <text:p text:style-name="P1"/>
              <text:p text:style-name="P1"><text:s/>sheet https://docs.google.com/spreadsheets/d/1JQfJLiGuqlblOISuoSep6SRd-yuffNAHnfd5th2FETg/edit#gid=1225252656</text:p>
              <text:p text:style-name="P1"/>
              <text:p text:style-name="P1"><text:s/>sheet https://docs.google.com/spreadsheets/d/1JQfJLiGuqlblOISuoSep6SRd-yuffNAHnfd5th2FETg/edit#gid=508927309</text:p>
              <text:p text:style-name="P1"/>
              <text:p text:style-name="P1"><text:s/>sheet https://docs.google.com/spreadsheets/d/1JQfJLiGuqlblOISuoSep6SRd-yuffNAHnfd5th2FETg/edit#gid=357829910</text:p>
              <text:p text:style-name="P1"/>
              <text:p text:style-name="P1"><text:s/>folder HTML https://drive.google.com/drive/folders/19MmkMI6dCOO08x_iQkXtk4uQS8a4h0Fv?usp=sharing</text:p>
              <text:p text:style-name="P1"/>
              <text:p text:style-name="P1"><text:s/>HTML https://drive.google.com/file/d/1-oLCEq8sHoJJ0zxMvRO1djDOrIpCc4-B/view?usp=sharing</text:p>
              <text:p text:style-name="P1"/>
              <text:p text:style-name="P1"><text:s/>folder Microsoft Files https://drive.google.com/drive/folders/1nQx7udAY-d43051F4qVo98VeLdqAZn7r?usp=sharing</text:p>
              <text:p text:style-name="P1"/>
              <text:p text:style-name="P1"><text:s/>document https://docs.google.com/document/d/1uJc59ZB5eYYqmoqwoeGHb1LwgZhtFh4y7Eey_C1KUJQ/edit?usp=sharing</text:p>
              <text:p text:style-name="P1"/>
              <text:p text:style-name="P1"><text:s/>document pub https://docs.google.com/document/d/1uJc59ZB5eYYqmoqwoeGHb1LwgZhtFh4y7Eey_C1KUJQ/pub</text:p>
              <text:p text:style-name="P1"/>
              <text:p text:style-name="P1"><text:s/>document view https://docs.google.com/document/d/1uJc59ZB5eYYqmoqwoeGHb1LwgZhtFh4y7Eey_C1KUJQ/view</text:p>
              <text:p text:style-name="P1"/>
              <text:p text:style-name="P1"><text:s/>document https://docs.google.com/document/d/1rsxT_mN3aE2LPl_j-uLLt0SV_4VSHcH0SeauoJdRBYQ/edit?usp=sharing</text:p>
              <text:p text:style-name="P1"/>
              <text:p text:style-name="P1"><text:s/>document pub https://docs.google.com/document/d/1rsxT_mN3aE2LPl_j-uLLt0SV_4VSHcH0SeauoJdRBYQ/pub</text:p>
              <text:p text:style-name="P1"/>
              <text:p text:style-name="P1"><text:s/>document view https://docs.google.com/document/d/1rsxT_mN3aE2LPl_j-uLLt0SV_4VSHcH0SeauoJdRBYQ/view</text:p>
              <text:p text:style-name="P1"/>
              <text:p text:style-name="P1"><text:s/>document https://docs.google.com/document/d/1aLoYeqZsDiZD6__es_V_ccIIYIl206P7hhfRZ9suvlM/edit?usp=sharing</text:p>
              <text:p text:style-name="P1"><text:tab/>-Erin Edwards</text:p>
              <text:p text:style-name="P1">----</text:p>
              <text:p text:style-name="P1">Calendar - All Day Event https://www.google.com/calendar/event?eid=bW4yM3FzcGppY3IyMXZtOGMydHA0OHZ2bW8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M200cm9zN2hianRkamh2Zmc2bHVuZTloYWc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ajhzdHBzOTVrY3JrMTdxZHZyZTlyNTJjNDQ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djZzYzhtcm03MGM5MXE3aTQwZW1rNmtmcTA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NmtmYzBmZWQ3OWVybXU3aXVnODFuMjl0MW8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dHB1dTFqMXRqZzU1cnY5ZHZwcTFxOWhhbmc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ZTM2N210a3JraDc1cGhiMzBybjk3ZGo0djQ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ZW1jcXF2NzNpMWZqMHRidWZ2bGFycGNvZ28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b2J1cGQ5ajZxZjRxZ2tnb2RlbXFma2JxNzAgNDk0ZTlkODlkNmU4OGQxNjljMjc5OTk0M2UxMjUzYTYxY2FlZGFkZTg1MTE2MzNjNjRjNjAyNDJhOTI5OTgxYUBncm91cC5jYWxlbmRhci5nb29nbGUuY29t</text:p>
              <text:p text:style-name="P1"><text:tab/>-Erin Edwards</text:p>
              <text:p text:style-name="P1">----</text:p>
              <text:p text:style-name="P1">document pub https://docs.google.com/document/d/1mk8r4dHVqZvUTiPXJH6Xk8GMbWzlSD26a1zMNEuVrYI/pub</text:p>
              <text:p text:style-name="P1"/>
              <text:p text:style-name="P1"><text:s/>document view https://docs.google.com/document/d/1mk8r4dHVqZvUTiPXJH6Xk8GMbWzlSD26a1zMNEuVrYI/view</text:p>
              <text:p text:style-name="P1"/>
              <text:p text:style-name="P1"><text:s/>presentation https://docs.google.com/presentation/d/1bSubtP2T72VQx5fKZXwUTHmcMxF6ZTBcztywzosQWus/edit?usp=sharing</text:p>
              <text:p text:style-name="P1"/>
              <text:p text:style-name="P1"><text:s/>presentation pub https://docs.google.com/presentation/d/1bSubtP2T72VQx5fKZXwUTHmcMxF6ZTBcztywzosQWus/pub?start=true&amp;loop=true&amp;delayms=3000</text:p>
              <text:p text:style-name="P1"/>
              <text:p text:style-name="P1"><text:s/>presentation view https://docs.google.com/presentation/d/1bSubtP2T72VQx5fKZXwUTHmcMxF6ZTBcztywzosQWus/view</text:p>
              <text:p text:style-name="P1"/>
              <text:p text:style-name="P1"><text:s/>presentation html https://docs.google.com/presentation/d/1bSubtP2T72VQx5fKZXwUTHmcMxF6ZTBcztywzosQWus/htmlpresent</text:p>
              <text:p text:style-name="P1"/>
              <text:p text:style-name="P1"><text:s/>calendar https://calendar.google.com/calendar/embed?src=494e9d89d6e88d169c2799943e1253a61caedade8511633c64c60242a929981a@group.calendar.google.com</text:p>
              <text:p text:style-name="P1"/>
              <text:p text:style-name="P1"><text:s/>Calendar - All Day Event https://www.google.com/calendar/event?eid=dXRxZGpqdDVpNThtYXZpdGk4Y21pODU2Zzg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b2N0N3NsYXA4Z3RlOGFpMDhzdGZrZmpsOTg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NmgwOW43ZmJrMWhqcTMwajY3NHJ2MGlxNjg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dDQycmVtdGdxYjQ2OTNtYWRraDVzdTBqcDAgNDk0ZTlkODlkNmU4OGQxNjljMjc5OTk0M2UxMjUzYTYxY2FlZGFkZTg1MTE2MzNjNjRjNjAyNDJhOTI5OTgxYUBncm91cC5jYWxlbmRhci5nb29nbGUuY29t</text:p>
              <text:p text:style-name="P1"/>
              <text:p text:style-name="P1"><text:s/>Calendar - All Day Event https://www.google.com/calendar/event?eid=bm5zanI0MTU4Z2ptMDQ2bjdzZG5vNzEzOG8gNDk0ZTlkODlkNmU4OGQxNjljMjc5OTk0M2UxMjUzYTYxY2FlZGFkZTg1MTE2MzNjNjRjNjAyNDJhOTI5OTgxYUBncm91cC5jYWxlbmRhci5nb29nbGUuY29t</text:p>
              <text:p text:style-name="P1"><text:tab/>-Erin Edwards</text:p>
              <text:p text:style-name="P1">----</text:p>
              <text:p text:style-name="P1">#REF! </text:p>
              <text:p text:style-name="P1"/>
              <text:p text:style-name="P1"><text:s/>target url https://sites.google.com/view/photoboothrentalslagunabeach</text:p>
              <text:p text:style-name="P1"/>
              <text:p text:style-name="P1"><text:s/>folder top https://drive.google.com/drive/folders/1IA7bJ1k3ideh-0BnXdpQdvFZSx1EfWVF?usp=sharing</text:p>
              <text:p text:style-name="P1"/>
              <text:p text:style-name="P1"><text:s/>rss feed https://news.google.com/rss/search?q=videobooth</text:p>
              <text:p text:style-name="P1"/>
              <text:p text:style-name="P1"><text:s/>folder articles https://drive.google.com/drive/folders/1sWCOG6hPrj41gtArYuXe7tCGJzoIJ130?usp=sharing</text:p>
              <text:p text:style-name="P1"/>
              <text:p text:style-name="P1"><text:s/>folder photos https://drive.google.com/drive/folders/1QVVU_lsdE8j6GIP0mFHhimDiXtuIUb06?usp=sharing</text:p>
              <text:p text:style-name="P1"/>
              <text:p text:style-name="P1"><text:s/>folder pdfs https://drive.google.com/drive/folders/13LaU1mp-JG0jSQapa6THA9fpkVoIxzCq?usp=sharing</text:p>
              <text:p text:style-name="P1"/>
              <text:p text:style-name="P1"><text:s/>folder slides https://drive.google.com/drive/folders/18EwQALiu6paRH3cKQMxLHk95FKPV6NDz?usp=sharing</text:p>
              <text:p text:style-name="P1"/>
              <text:p text:style-name="P1"><text:s/>photo https://drive.google.com/file/d/1lSfPxOpU-9OEItPfbPjodDBfwL71oXNj/view?usp=sharing</text:p>
              <text:p text:style-name="P1"/>
              <text:p text:style-name="P1"><text:s/>photo https://drive.google.com/file/d/1DY3YhIloaer00nKdyTaveqBJ4rCMVkyj/view?usp=sharing</text:p>
              <text:p text:style-name="P1"/>
              <text:p text:style-name="P1"><text:s/>photo https://drive.google.com/file/d/1fRqvTWCfTTt5C8UB1thVf-_8tcJCzOp3/view?usp=sharing</text:p>
              <text:p text:style-name="P1"/>
              <text:p text:style-name="P1"><text:s/>photo https://drive.google.com/file/d/1z1IwpfDv3sz_qoSW2jKKxc8o1l4VSy4r/view?usp=sharing</text:p>
              <text:p text:style-name="P1"/>
              <text:p text:style-name="P1"><text:s/>spreadsheet https://docs.google.com/spreadsheets/d/1JQfJLiGuqlblOISuoSep6SRd-yuffNAHnfd5th2FETg/edit?usp=sharing</text:p>
              <text:p text:style-name="P1"/>
              <text:p text:style-name="P1"><text:s/>spreadsheet key https://docs.google.com/spreadsheet/pub?key=1JQfJLiGuqlblOISuoSep6SRd-yuffNAHnfd5th2FETg</text:p>
              <text:p text:style-name="P1"/>
              <text:p text:style-name="P1"><text:s/>spreadsheet pubhtml https://docs.google.com/spreadsheets/d/1JQfJLiGuqlblOISuoSep6SRd-yuffNAHnfd5th2FETg/pubhtml</text:p>
              <text:p text:style-name="P1"/>
              <text:p text:style-name="P1"><text:s/>spreadsheet pub https://docs.google.com/spreadsheets/d/1JQfJLiGuqlblOISuoSep6SRd-yuffNAHnfd5th2FETg/pub</text:p>
              <text:p text:style-name="P1"/>
              <text:p text:style-name="P1"><text:s/>spreadsheet view https://docs.google.com/spreadsheets/d/1JQfJLiGuqlblOISuoSep6SRd-yuffNAHnfd5th2FETg/view</text:p>
              <text:p text:style-name="P1"/>
              <text:p text:style-name="P1"><text:s/>form https://docs.google.com/forms/d/1AwJk8xJfd8Xf_t4byOMShEAQAq6uqLl-AAcSFECpoTI/edit?usp=sharing</text:p>
              <text:p text:style-name="P1"/>
              <text:p text:style-name="P1"><text:s/>drawing https://docs.google.com/drawings/d/1nXoZZVAMcbHqjaoKfoWpvc6yGaJ8SpHoq4caJi6iS2Q/edit?usp=sharing</text:p>
              <text:p text:style-name="P1"/>
              <text:p text:style-name="P1"><text:s/>image https://drive.google.com/file/d/1tpnxuW89TUi11jKtDR9JDr08CDxHmMk0/view?usp=drivesdk</text:p>
              <text:p text:style-name="P1"/>
              <text:p text:style-name="P1"><text:s/>image link https://sites.google.com/view/aitransformphotobooth/home</text:p>
              <text:p text:style-name="P1"/>
              <text:p text:style-name="P1"><text:s/>document https://docs.google.com/document/d/1mk8r4dHVqZvUTiPXJH6Xk8GMbWzlSD26a1zMNEuVrYI/edit?usp=sharing</text:p>
              <text:p text:style-name="P1"><text:tab/>-Erin Edwards</text:p>
            </office:annotation>
            <text:p><text:a xlink:href="https://news.google.com/rss/search?q=videobooth" xlink:type="simple">https://news.google.com/rss/search?q=videobooth</text:a></text:p>
          </table:table-cell>
          <table:table-cell table:number-columns-repeated="1023"/>
        </table:table-row>
        <table:table-row table:style-name="ro1">
          <table:table-cell table:style-name="ce2" table:formula="of:=IFERROR(__xludf.dummyfunction(&quot;IMPORTFEED(&quot;&quot;https://news.google.com/rss/search?q=videobooth&quot;&quot;,&quot;&quot;items created&quot;&quot;, false)&quot;);&quot;#REF!&quot;)" office:value-type="string" office:string-value="#REF!" calcext:value-type="string">
            <text:p>#REF!</text:p>
          </table:table-cell>
          <table:table-cell table:style-name="ce2" table:formula="of:=IFERROR(__xludf.dummyfunction(&quot;IMPORTFEED(&quot;&quot;https://news.google.com/rss/search?q=videobooth&quot;&quot;,&quot;&quot;items title&quot;&quot;, false)&quot;);&quot;#REF!&quot;)" office:value-type="string" office:string-value="#REF!" calcext:value-type="string">
            <text:p>#REF!</text:p>
          </table:table-cell>
          <table:table-cell/>
          <table:table-cell table:style-name="ce2" table:formula="of:=IFERROR(__xludf.dummyfunction(&quot;IMPORTFEED(&quot;&quot;https://news.google.com/rss/search?q=videobooth&quot;&quot;,&quot;&quot;items url&quot;&quot;, false)&quot;);&quot;#REF!&quot;)" office:value-type="string" office:string-value="#REF!" calcext:value-type="string">
            <text:p>#REF!</text:p>
          </table:table-cell>
          <table:table-cell table:style-name="ce2" table:formula="of:=IFERROR(__xludf.dummyfunction(&quot;IMPORTFEED(&quot;&quot;https://news.google.com/rss/search?q=videobooth&quot;&quot;,&quot;&quot;items summary&quot;&quot;, false)&quot;);&quot;#REF!&quot;)" office:value-type="string" office:string-value="#REF!" calcext:value-type="string">
            <text:p>#REF!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older top</text:p>
          </table:table-cell>
          <table:table-cell table:style-name="ce3" office:value-type="string" calcext:value-type="string">
            <text:p>&lt;iframe src="https://drive.google.com/embeddedfolderview?id=1IA7bJ1k3ideh-0BnXdpQdvFZSx1EfWVF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articles</text:p>
          </table:table-cell>
          <table:table-cell table:style-name="ce3" office:value-type="string" calcext:value-type="string">
            <text:p>&lt;iframe src="https://drive.google.com/embeddedfolderview?id=1sWCOG6hPrj41gtArYuXe7tCGJzoIJ130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slides</text:p>
          </table:table-cell>
          <table:table-cell table:style-name="ce3" office:value-type="string" calcext:value-type="string">
            <text:p>&lt;iframe src="https://drive.google.com/embeddedfolderview?id=18EwQALiu6paRH3cKQMxLHk95FKPV6NDz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photos</text:p>
          </table:table-cell>
          <table:table-cell table:style-name="ce3" office:value-type="string" calcext:value-type="string">
            <text:p>&lt;iframe src="https://drive.google.com/embeddedfolderview?id=1QVVU_lsdE8j6GIP0mFHhimDiXtuIUb06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older pdfs</text:p>
          </table:table-cell>
          <table:table-cell table:style-name="ce3" office:value-type="string" calcext:value-type="string">
            <text:p>&lt;iframe src="https://drive.google.com/embeddedfolderview?id=13LaU1mp-JG0jSQapa6THA9fpkVoIxzCq" width="100%" height="55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preadsheet</text:p>
          </table:table-cell>
          <table:table-cell table:style-name="ce3" office:value-type="string" calcext:value-type="string">
            <text:p>&lt;iframe src="https://docs.google.com/spreadsheets/d/1JQfJLiGuqlblOISuoSep6SRd-yuffNAHnfd5th2FETg/pubhtml" width="100%" height="800" frameborder="0" class="folder_embed" allowfullscreen="true" scrolling="no" loading="lazy" mozallowfullscreen="true" webkitallowfullscreen="true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entation</text:p>
          </table:table-cell>
          <table:table-cell table:style-name="ce3" office:value-type="string" calcext:value-type="string">
            <text:p>&lt;iframe src="https://docs.google.com/presentation/d/1bSubtP2T72VQx5fKZXwUTHmcMxF6ZTBcztywzosQWus/edit?usp=sharing" width="100%" height="523" loading="lazy"&gt;&lt;/iframe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esentation</text:p>
          </table:table-cell>
          <table:table-cell table:style-name="ce3" office:value-type="string" calcext:value-type="string">
            <text:p>&lt;iframe src="https://docs.google.com/presentation/d/1bSubtP2T72VQx5fKZXwUTHmcMxF6ZTBcztywzosQWus/embed?start=true&amp;loop=true&amp;delayms=3000&amp;size=l" width="100%" height="323" frameborder="0" loading="lazy" allowfullscreen="true" scrolling="no" mozallowfullscreen="true" webkitallowfullscreen="true"&gt;&lt;/iframe&gt;</text:p>
          </table:table-cell>
          <table:table-cell table:number-columns-repeated="1022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SS_20_Feeds" style:display-name="PageStyle_RSS Fee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6.0.5.2$Linux_X86_64 LibreOffice_project/</meta:generator>
  </office:meta>
</office:document-meta>
</file>